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8.602cm" fo:margin-left="0cm" table:align="left"/>
    </style:style>
    <style:style style:name="Tabla1.A" style:family="table-column">
      <style:table-column-properties style:column-width="18.602cm"/>
    </style:style>
    <style:style style:name="Tabla1.A1" style:family="table-cell">
      <style:table-cell-properties fo:padding="0.097cm" fo:border="0.25pt solid #000000" style:writing-mode="lr-tb"/>
    </style:style>
    <style:style style:name="Tabla2" style:family="table">
      <style:table-properties style:width="18.602cm" fo:margin-left="0cm" table:align="left"/>
    </style:style>
    <style:style style:name="Tabla2.A" style:family="table-column">
      <style:table-column-properties style:column-width="18.602cm"/>
    </style:style>
    <style:style style:name="Tabla2.1" style:family="table-row">
      <style:table-row-properties style:min-row-height="2.096cm"/>
    </style:style>
    <style:style style:name="Tabla2.A1" style:family="table-cell">
      <style:table-cell-properties fo:padding="0.097cm" fo:border="0.25pt solid #000000" style:writing-mode="lr-tb"/>
    </style:style>
    <style:style style:name="Tabla3" style:family="table">
      <style:table-properties style:width="18.794cm" fo:margin-left="0cm" table:align="left"/>
    </style:style>
    <style:style style:name="Tabla3.A" style:family="table-column">
      <style:table-column-properties style:column-width="18.794cm"/>
    </style:style>
    <style:style style:name="Tabla3.1" style:family="table-row">
      <style:table-row-properties style:min-row-height="0.688cm" style:use-optimal-row-height="false"/>
    </style:style>
    <style:style style:name="Tabla3.A1" style:family="table-cell">
      <style:table-cell-properties fo:padding="0.097cm" fo:border="0.25pt solid #000000" style:writing-mode="lr-tb"/>
    </style:style>
    <style:style style:name="P1" style:family="paragraph" style:parent-style-name="Normal" style:master-page-name="MP0">
      <style:paragraph-properties fo:text-align="justify" style:justify-single-word="false" style:page-number="auto" fo:break-before="page"/>
      <style:text-properties style:font-name="Arial Narrow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weight-asian="bold"/>
    </style:style>
    <style:style style:name="P2" style:family="paragraph" style:parent-style-name="Normal">
      <style:paragraph-properties fo:text-align="justify" style:justify-single-word="false"/>
      <style:text-properties style:font-name="Arial Narrow"/>
    </style:style>
    <style:style style:name="P3" style:family="paragraph" style:parent-style-name="Normal">
      <style:paragraph-properties fo:text-align="justify" style:justify-single-word="false"/>
      <style:text-properties style:font-name="Arial Narrow" fo:font-weight="bold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Arial Narrow" officeooo:rsid="000207dd" officeooo:paragraph-rsid="000207dd" fo:background-color="#ffff00"/>
    </style:style>
    <style:style style:name="P5" style:family="paragraph" style:parent-style-name="Normal_20__28_Web_29_">
      <loext:graphic-properties draw:fill="solid" draw:fill-color="#ffffff" draw:opacity="100%"/>
      <style:paragraph-properties fo:margin-top="0cm" fo:margin-bottom="0.423cm" style:contextual-spacing="false" fo:text-align="justify" style:justify-single-word="false" fo:background-color="#ffffff"/>
      <style:text-properties style:font-name="Arial Narrow" style:letter-kerning="true" style:font-name-asian="SimSun" style:language-asian="zh" style:country-asian="CN" style:font-name-complex="Mangal" style:language-complex="hi" style:country-complex="IN"/>
    </style:style>
    <style:style style:name="P6" style:family="paragraph" style:parent-style-name="Normal_20__28_Web_29_">
      <loext:graphic-properties draw:fill="solid" draw:fill-color="#ffffff" draw:opacity="100%"/>
      <style:paragraph-properties fo:margin-top="0cm" fo:margin-bottom="0.423cm" style:contextual-spacing="false" fo:text-align="justify" style:justify-single-word="false" fo:background-color="#ffffff"/>
      <style:text-properties style:font-name="Arial Narrow"/>
    </style:style>
    <style:style style:name="P7" style:family="paragraph" style:parent-style-name="Normal">
      <loext:graphic-properties draw:fill="solid" draw:fill-color="#ffffff" draw:opacity="100%"/>
      <style:paragraph-properties fo:margin-top="0.176cm" fo:margin-bottom="0.176cm" style:contextual-spacing="false" fo:text-align="center" style:justify-single-word="false" fo:hyphenation-ladder-count="no-limit" fo:hyphenation-keep="auto" loext:hyphenation-keep-type="column" fo:background-color="#ffffff" fo:padding-left="0.141cm" fo:padding-right="0.141cm" fo:padding-top="0.035cm" fo:padding-bottom="0.035cm" fo:border="0.99pt solid #000000" style:shadow="#000000 0.035cm 0.035cm" style:punctuation-wrap="hanging"/>
      <style:text-properties style:font-name="Arial Narrow" fo:font-weight="bold" style:font-weight-asian="bold" fo:hyphenate="true" loext:hyphenation-no-caps="false" loext:hyphenation-no-last-word="false" loext:hyphenation-word-char-count="no-limit" loext:hyphenation-zone="no-limit"/>
    </style:style>
    <style:style style:name="P8" style:family="paragraph" style:parent-style-name="Normal">
      <loext:graphic-properties draw:fill="solid" draw:fill-color="#ffffff" draw:opacity="100%"/>
      <style:paragraph-properties fo:margin-top="0.176cm" fo:margin-bottom="0.176cm" style:contextual-spacing="false" fo:text-align="justify" style:justify-single-word="false" fo:hyphenation-ladder-count="no-limit" fo:hyphenation-keep="auto" loext:hyphenation-keep-type="column" fo:background-color="#ffffff" style:punctuation-wrap="hanging"/>
      <style:text-properties style:font-name="Arial Narrow" fo:hyphenate="true" loext:hyphenation-no-caps="false" loext:hyphenation-no-last-word="false" loext:hyphenation-word-char-count="no-limit" loext:hyphenation-zone="no-limit"/>
    </style:style>
    <style:style style:name="P9" style:family="paragraph" style:parent-style-name="Text_20_body">
      <style:text-properties style:font-name="Arial Narrow" officeooo:paragraph-rsid="0005ba89"/>
    </style:style>
    <style:style style:name="P10" style:family="paragraph" style:parent-style-name="Table_20_Contents">
      <style:paragraph-properties fo:text-align="justify" style:justify-single-word="false"/>
      <style:text-properties style:font-name="Arial Narrow" style:text-underline-style="none" officeooo:paragraph-rsid="0003ed90"/>
    </style:style>
    <style:style style:name="P11" style:family="paragraph" style:parent-style-name="Table_20_Contents">
      <style:paragraph-properties fo:text-align="justify" style:justify-single-word="false"/>
      <style:text-properties officeooo:paragraph-rsid="0003ed90"/>
    </style:style>
    <style:style style:name="P12" style:family="paragraph" style:parent-style-name="Table_20_Contents">
      <style:paragraph-properties fo:text-align="justify" style:justify-single-word="false"/>
      <style:text-properties style:font-name="Arial Narrow" style:text-underline-style="none" officeooo:rsid="00026dad" officeooo:paragraph-rsid="0003ed90"/>
    </style:style>
    <style:style style:name="P13" style:family="paragraph" style:parent-style-name="Table_20_Contents">
      <style:paragraph-properties fo:text-align="justify" style:justify-single-word="false"/>
      <style:text-properties style:font-name="Arial Narrow" officeooo:rsid="00026dad" officeooo:paragraph-rsid="0003ed9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274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26dad"/>
    </style:style>
    <style:style style:name="T5" style:family="text">
      <style:text-properties officeooo:rsid="0005ba89"/>
    </style:style>
    <style:style style:name="T6" style:family="text">
      <style:text-properties fo:font-weight="bold" officeooo:rsid="00026dad" style:font-weight-asian="bold" style:font-weight-complex="bold"/>
    </style:style>
    <style:style style:name="T7" style:family="text">
      <style:text-properties officeooo:rsid="0003ed90"/>
    </style:style>
    <style:style style:name="T8" style:family="text">
      <style:text-properties style:font-name="Arial Narrow" style:text-underline-style="none" officeooo:rsid="0003ed90"/>
    </style:style>
    <style:style style:name="T9" style:family="text">
      <style:text-properties style:font-name="Arial Narrow" style:text-underline-style="none"/>
    </style:style>
    <style:style style:name="T10" style:family="text">
      <style:text-properties style:font-name="Arial Narrow" style:text-underline-style="none" fo:font-weight="bold" style:font-weight-asian="bold" style:font-weight-complex="bold"/>
    </style:style>
    <style:style style:name="T11" style:family="text">
      <style:text-properties style:font-name="Arial Narrow" style:text-underline-style="none" officeooo:rsid="000730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A DE TRABAJO PARA EL EJERCICIO 4 DE LA TAREA</text:p>
      <text:p text:style-name="P2"/>
      <text:p text:style-name="P3">Apellidos y nombre: </text:p>
      <text:p text:style-name="P2"/>
      <table:table table:name="Tabla1" table:style-name="Tabla1">
        <table:table-column table:style-name="Tabla1.A"/>
        <table:table-row>
          <table:table-cell table:style-name="Tabla1.A1" office:value-type="string">
            <text:p text:style-name="P4">Dayro Morales Cruz</text:p>
          </table:table-cell>
        </table:table-row>
      </table:table>
      <text:p text:style-name="P2"/>
      <text:p text:style-name="P2"/>
      <text:p text:style-name="P3">Instrucciones:</text:p>
      <text:p text:style-name="P2"/>
      <text:p text:style-name="P5">Una vez hayas terminado de cumplimentar el documento, genera un PDF a partir de él para evitar problemas de formato a la hora de corregirlo.  ¡Y no olvides incluir ese documento en el paquete junto con el resto de tu proyecto! (En el zip generado exportando tu proyecto de NetBeans y que has nombrado incluyendo tu nombre y apellidos, añade el pdf que has obtenido rellenando el modelo de ficha, como en el documento de ejemplo).</text:p>
      <text:p text:style-name="P6"/>
      <text:p text:style-name="P7">EJERCICIO 4</text:p>
      <text:p text:style-name="P8">1.- ¿Qué es el modelo DOM y cómo representa un documento XML en java utilizando por ejemplo JAXB o XStream?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9">El modelo <text:span text:style-name="T1">DOM</text:span> representa un documento <text:span text:style-name="T1">XML</text:span> como una estructura de árbol, donde cada nodo del doc<text:span text:style-name="T2">u</text:span>mento <text:span text:style-name="T1">XML</text:span> se convierte en un objeto con sus elementos y atributos (<text:span text:style-name="T3">Deserializar</text:span>), además del proceso inverso (<text:span text:style-name="T3">Serializar</text:span>)<text:span text:style-name="T4">.<text:line-break/><text:line-break/></text:span><text:span text:style-name="T5">A través de</text:span><text:span text:style-name="T4"> </text:span><text:span text:style-name="T6">JAXB</text:span><text:span text:style-name="T4"> o </text:span><text:span text:style-name="T6">XStream</text:span><text:span text:style-name="T4"> se pueden realizar </text:span><text:span text:style-name="T2">estos</text:span><text:span text:style-name="T4"> cambios.</text:span></text:p>
          </table:table-cell>
        </table:table-row>
      </table:table>
      <text:p text:style-name="P2"/>
      <text:p text:style-name="P2"/>
      <text:p text:style-name="P2">2.- ¿Qué papel desempeña la herramienta XStream en la manipulación de documentos XML en Java? Explica qué significa serializar y deserializar en este contexto.</text:p>
      <text:p text:style-name="P2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0"><text:span text:style-name="T6">Xstream</text:span> es una <text:span text:style-name="T7">herramienta</text:span> para <text:span text:style-name="T3">serializar</text:span> y <text:span text:style-name="T3">deserializar</text:span> objetos Java en <text:span text:style-name="T1">XML</text:span> <text:span text:style-name="T2">de forma sencilla,</text:span> sin necesidad de configuraciones complejas.</text:p>
            <text:p text:style-name="P10"/>
            <text:p text:style-name="P11"><text:span text:style-name="T8">Cuando hablamos de </text:span><text:span text:style-name="Strong_20_Emphasis"><text:span text:style-name="T9">Deserializar</text:span></text:span><text:span text:style-name="T9"> significa convertir un documento </text:span><text:span text:style-name="T10">XML</text:span><text:span text:style-name="T9"> en una estructura de objetos Java, donde cada nodo del XML </text:span><text:span text:style-name="T11">pasa a ser </text:span><text:span text:style-name="T8">objetos</text:span><text:span text:style-name="T9"> y sus atributos. </text:span></text:p>
            <text:p text:style-name="P12"><text:s/></text:p>
            <text:p text:style-name="P13"><text:span text:style-name="Strong_20_Emphasis"><text:span text:style-name="T9">Serializar</text:span></text:span><text:span text:style-name="T9"> es el proceso inverso, en el que los objetos Java se transforman en un archivo </text:span><text:span text:style-name="T10">XML</text:span><text:span text:style-name="T9">. 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 style:punctuation-wrap="simpl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Normal" style:next-style-name="Texto_20_independiente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exto_20_independiente" style:display-name="Texto independiente" style:family="paragraph" style:parent-style-name="Normal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o_20_independiente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escripción1" style:family="paragraph" style:parent-style-name="Normal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Normal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Normal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Normal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ie_20_de_20_página1" style:display-name="Pie de página1" style:family="paragraph" style:parent-style-name="Header_20_and_20_Footer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top="0cm" fo:margin-bottom="0cm" style:contextual-spacing="true" fo:hyphenation-ladder-count="no-limit" fo:hyphenation-keep="auto" loext:hyphenation-keep-type="column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fo:hyphenation-keep="auto" loext:hyphenation-keep-type="column" style:punctuation-wrap="hanging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Normal">
      <style:paragraph-properties fo:hyphenation-ladder-count="no-limit" fo:hyphenation-keep="auto" loext:hyphenation-keep-type="column"/>
      <style:text-properties style:font-name="Tahoma" fo:font-family="Tahoma" style:font-family-generic="swiss" style:font-pitch="variable" fo:font-size="8pt" style:font-size-asian="8pt" style:font-size-complex="7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Viñeta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Énfasis" style:family="text" style:parent-style-name="Fuente_20_de_20_párrafo_20_predeter.">
      <style:text-properties fo:font-style="italic" style:font-style-asian="italic" style:font-style-complex="italic"/>
    </style:style>
    <style:style style:name="Acrónimo_20_HTML" style:display-name="Acrónimo HTML" style:family="text" style:parent-style-name="Fuente_20_de_20_párrafo_20_predeter.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size-complex="7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Pie_20_de_20_página1">
      <style:paragraph-properties fo:text-align="center" style:justify-single-word="false"/>
    </style:style>
    <style:style style:name="MT1" style:family="text">
      <style:text-properties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90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Fuente_20_de_20_párrafo_20_predeter."><text:span text:style-name="MT1">Página </text:span></text:span><text:span text:style-name="Fuente_20_de_20_párrafo_20_predeter.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title/>
    <dc:description/>
    <dc:subject/>
    <meta:initial-creator>Manuel Marín Peral</meta:initial-creator>
    <meta:creation-date>2025-02-12T16:23:00Z</meta:creation-date>
    <dc:date>2025-03-17T15:54:33.877000000</dc:date>
    <meta:editing-cycles>8</meta:editing-cycles>
    <meta:editing-duration>PT1H3M</meta:editing-duration>
    <meta:document-statistic meta:table-count="3" meta:image-count="0" meta:object-count="0" meta:page-count="1" meta:paragraph-count="14" meta:word-count="250" meta:character-count="1494" meta:non-whitespace-character-count="1251"/>
    <meta:template xlink:type="simple" xlink:actuate="onRequest" xlink:title="" xlink:href="Normal.dotm"/>
  </office:meta>
</office:document-meta>
</file>